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372" officeooo:paragraph-rsid="00023372"/>
    </style:style>
    <style:style style:name="P2" style:family="paragraph" style:parent-style-name="Standard">
      <style:paragraph-properties fo:break-before="page"/>
      <style:text-properties officeooo:rsid="00023372" officeooo:paragraph-rsid="00023372"/>
    </style:style>
    <style:style style:name="T1" style:family="text">
      <style:text-properties officeooo:rsid="000233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periment No<text:tab/>: 1</text:p>
      <text:p text:style-name="P1">Aim<text:tab/><text:tab/><text:tab/>: To design &amp; implement a lexical analyzer for given language</text:p>
      <text:p text:style-name="Standard">Date<text:tab/><text:tab/><text:tab/>: 10/1<text:span text:style-name="T1">0/2022</text:span></text:p>
      <text:p text:style-name="Standard">Name<text:tab/><text:tab/><text:tab/>: <text:span text:style-name="T1">Aravind Jose</text:span></text:p>
      <text:p text:style-name="P1">Roll No<text:tab/><text:tab/>: 10</text:p>
      <text:p text:style-name="P1"/>
      <text:p text:style-name="P1">Program</text:p>
      <text:p text:style-name="P1">-----------</text:p>
      <text:p text:style-name="P1"/>
      <text:p text:style-name="Standard">#include&lt;stdio.h&gt;</text:p>
      <text:p text:style-name="Standard">#include&lt;stdlib.h&gt;</text:p>
      <text:p text:style-name="Standard">#include&lt;string.h&gt;</text:p>
      <text:p text:style-name="Standard">#include&lt;ctype.h&gt; <text:s text:c="81"/></text:p>
      <text:p text:style-name="Standard">int isKeyword(char buffer[]) </text:p>
      <text:p text:style-name="Standard">{</text:p>
      <text:p text:style-name="Standard"><text:tab/>char Keyword[34][10] =</text:p>
      <text:p text:style-name="Standard"><text:tab/>{"auto", "break", "case", "char", "const", "continue", "default", "do", "double", "else", "enum", "extern", </text:p>
      <text:p text:style-name="Standard"><text:tab/>"float", "for", "goto","if", "int", "long", "register", "return", "short", "signed", "sizeof", "static", "struct", </text:p>
      <text:p text:style-name="Standard"><text:tab/>"switch", "typdef", "union", "unsigned", "void", "volitile", "while", "printf", "scanf"};</text:p>
      <text:p text:style-name="Standard"><text:tab/></text:p>
      <text:p text:style-name="Standard"><text:tab/>int i,flag =0;</text:p>
      <text:p text:style-name="Standard"><text:tab/>for(i=0;i&lt;34;i++)</text:p>
      <text:p text:style-name="Standard"><text:tab/>{</text:p>
      <text:p text:style-name="Standard"><text:tab/><text:tab/>if(strcmp(Keyword[i],buffer)==0)</text:p>
      <text:p text:style-name="Standard"><text:tab/><text:tab/>{</text:p>
      <text:p text:style-name="Standard"><text:tab/><text:tab/><text:tab/>flag=1;</text:p>
      <text:p text:style-name="Standard"><text:tab/><text:tab/><text:tab/>break;</text:p>
      <text:p text:style-name="Standard"><text:tab/><text:tab/>}</text:p>
      <text:p text:style-name="Standard"><text:tab/>}</text:p>
      <text:p text:style-name="Standard"><text:tab/>return flag;</text:p>
      <text:p text:style-name="Standard">}</text:p>
      <text:p text:style-name="Standard"/>
      <text:p text:style-name="Standard">void main()</text:p>
      <text:p text:style-name="Standard">{</text:p>
      <text:p text:style-name="Standard"><text:tab/>char ch,ch1, buffer[50], operator[]="+-*/%";</text:p>
      <text:p text:style-name="Standard"><text:tab/>FILE *fp,*fp2;</text:p>
      <text:p text:style-name="Standard"><text:tab/>int i, j=0, l=1, index = 1;</text:p>
      <text:p text:style-name="Standard"><text:tab/>char arr[1000][3];</text:p>
      <text:p text:style-name="Standard"><text:tab/>fp=fopen("code.txt", "r");</text:p>
      <text:p text:style-name="Standard"><text:tab/>fp2=fopen("output.txt", "w+");</text:p>
      <text:p text:style-name="Standard"><text:tab/>if(fp==NULL)</text:p>
      <text:p text:style-name="Standard"><text:tab/>{</text:p>
      <text:p text:style-name="Standard"><text:tab/><text:tab/>printf("Error while opening file\n");</text:p>
      <text:p text:style-name="Standard"><text:tab/><text:tab/>exit(0);</text:p>
      <text:p text:style-name="Standard"><text:tab/>}</text:p>
      <text:p text:style-name="Standard"><text:tab/>else</text:p>
      <text:p text:style-name="Standard"><text:tab/>{</text:p>
      <text:p text:style-name="Standard"><text:tab/><text:tab/>printf("Lexeme\t Line\t Token");</text:p>
      <text:p text:style-name="Standard"><text:tab/><text:tab/>fprintf(fp2,"Lexeme\t Line\t Token");</text:p>
      <text:p text:style-name="Standard"><text:tab/><text:tab/>while((ch=fgetc(fp))!=EOF)</text:p>
      <text:p text:style-name="Standard"><text:soft-page-break/><text:tab/><text:tab/>{</text:p>
      <text:p text:style-name="Standard"><text:tab/><text:tab/><text:tab/>for(i=0;i&lt;5;++i)</text:p>
      <text:p text:style-name="Standard"><text:tab/><text:tab/><text:tab/>{</text:p>
      <text:p text:style-name="Standard"><text:tab/><text:tab/><text:tab/><text:tab/>if(ch==operator[i])</text:p>
      <text:p text:style-name="Standard"><text:tab/><text:tab/><text:tab/><text:tab/>{</text:p>
      <text:p text:style-name="Standard"><text:tab/><text:tab/><text:tab/><text:tab/><text:tab/>printf("\n%c \t\t %d\t Arithmetic operator, AD", ch,l);</text:p>
      <text:p text:style-name="Standard"><text:tab/><text:tab/><text:tab/><text:tab/><text:tab/>//fprintf(fp2,"\n%c \t\t %d\t arithmetic operator ", ch,l);</text:p>
      <text:p text:style-name="Standard"><text:tab/><text:tab/><text:tab/><text:tab/><text:tab/>break;</text:p>
      <text:p text:style-name="Standard"><text:tab/><text:tab/><text:tab/><text:tab/>}</text:p>
      <text:p text:style-name="Standard"><text:tab/><text:tab/><text:tab/>}</text:p>
      <text:p text:style-name="Standard"><text:tab/><text:tab/><text:tab/>if(i==5)</text:p>
      <text:p text:style-name="Standard"><text:tab/><text:tab/><text:tab/>{</text:p>
      <text:p text:style-name="Standard"><text:tab/><text:tab/><text:tab/><text:tab/>if(isalnum(ch))</text:p>
      <text:p text:style-name="Standard"><text:tab/><text:tab/><text:tab/><text:tab/>{</text:p>
      <text:p text:style-name="Standard"><text:tab/><text:tab/><text:tab/><text:tab/><text:tab/>if(isdigit(ch) &amp;&amp; j==0)</text:p>
      <text:p text:style-name="Standard"><text:tab/><text:tab/><text:tab/><text:tab/><text:tab/>{ </text:p>
      <text:p text:style-name="Standard"><text:tab/><text:tab/><text:tab/><text:tab/><text:tab/><text:tab/>//printf("\n%c \t\t %d\t number ", ch,l);</text:p>
      <text:p text:style-name="Standard"><text:tab/><text:tab/><text:tab/><text:tab/><text:tab/><text:tab/>//fprintf(fp2,"\n%c \t\t %d\t number ", ch,l);</text:p>
      <text:p text:style-name="Standard"><text:tab/><text:tab/><text:tab/><text:tab/><text:tab/><text:tab/></text:p>
      <text:p text:style-name="Standard"><text:tab/><text:tab/><text:tab/><text:tab/><text:tab/><text:tab/>j=0;</text:p>
      <text:p text:style-name="Standard"><text:tab/><text:tab/><text:tab/><text:tab/><text:tab/>}</text:p>
      <text:p text:style-name="Standard"><text:tab/><text:tab/><text:tab/><text:tab/><text:tab/>else </text:p>
      <text:p text:style-name="Standard"><text:tab/><text:tab/><text:tab/><text:tab/><text:tab/>{</text:p>
      <text:p text:style-name="Standard"><text:tab/><text:tab/><text:tab/><text:tab/><text:tab/><text:tab/>buffer[j++] = ch;</text:p>
      <text:p text:style-name="Standard"><text:tab/><text:tab/><text:tab/><text:tab/><text:tab/><text:tab/>ch1= fgetc(fp);</text:p>
      <text:p text:style-name="Standard"><text:tab/><text:tab/><text:tab/><text:tab/><text:tab/><text:tab/>if(isalnum(ch1))</text:p>
      <text:p text:style-name="Standard"><text:tab/><text:tab/><text:tab/><text:tab/><text:tab/><text:tab/><text:tab/>fseek(fp, -1, SEEK_CUR);</text:p>
      <text:p text:style-name="Standard"><text:tab/><text:tab/><text:tab/><text:tab/><text:tab/><text:tab/>else </text:p>
      <text:p text:style-name="Standard"><text:tab/><text:tab/><text:tab/><text:tab/><text:tab/><text:tab/>{</text:p>
      <text:p text:style-name="Standard"><text:tab/><text:tab/><text:tab/><text:tab/><text:tab/><text:tab/><text:tab/>fseek (fp,-1,SEEK_CUR);</text:p>
      <text:p text:style-name="Standard"><text:tab/><text:tab/><text:tab/><text:tab/><text:tab/><text:tab/><text:tab/>buffer[j]='\0';</text:p>
      <text:p text:style-name="Standard"><text:tab/><text:tab/><text:tab/><text:tab/><text:tab/><text:tab/><text:tab/>//printf("%s",buffer);</text:p>
      <text:p text:style-name="Standard"><text:tab/><text:tab/><text:tab/><text:tab/><text:tab/><text:tab/><text:tab/>if(isKeyword(buffer)==1)</text:p>
      <text:p text:style-name="Standard"><text:tab/><text:tab/><text:tab/><text:tab/><text:tab/><text:tab/><text:tab/>{</text:p>
      <text:p text:style-name="Standard"><text:tab/><text:tab/><text:tab/><text:tab/><text:tab/><text:tab/><text:tab/><text:tab/>if(strcmp(buffer, "printf")==0){</text:p>
      <text:p text:style-name="Standard"><text:tab/><text:tab/><text:tab/><text:tab/><text:tab/><text:tab/><text:tab/><text:tab/><text:tab/>while((ch=fgetc(fp))!='\n'){</text:p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}</text:p>
      <text:p text:style-name="Standard"><text:tab/><text:tab/><text:tab/><text:tab/><text:tab/><text:tab/><text:tab/><text:tab/><text:tab/></text:p>
      <text:p text:style-name="Standard"><text:tab/><text:tab/><text:tab/><text:tab/><text:tab/><text:tab/><text:tab/><text:tab/>}</text:p>
      <text:p text:style-name="Standard"><text:tab/><text:tab/><text:tab/><text:tab/><text:tab/><text:tab/><text:tab/><text:tab/>if(strcmp(buffer, "printf")==0){</text:p>
      <text:p text:style-name="Standard"><text:tab/><text:tab/><text:tab/><text:tab/><text:tab/><text:tab/><text:tab/><text:tab/><text:tab/>printf("\n%s \t\t %d \t Identifier ", buffer, l);</text:p>
      <text:p text:style-name="Standard"><text:tab/><text:tab/><text:tab/><text:tab/><text:tab/><text:tab/><text:tab/><text:tab/>}</text:p>
      <text:p text:style-name="Standard"><text:tab/><text:tab/><text:tab/><text:tab/><text:tab/><text:tab/><text:tab/><text:tab/>else{</text:p>
      <text:p text:style-name="Standard"><text:tab/><text:tab/><text:tab/><text:tab/><text:tab/><text:tab/><text:tab/><text:tab/><text:tab/>printf("\n%s \t\t %d \t keyword ", buffer, l);</text:p>
      <text:p text:style-name="Standard"><text:tab/><text:tab/><text:tab/><text:tab/><text:tab/><text:tab/><text:tab/><text:tab/>}</text:p>
      <text:p text:style-name="Standard"><text:tab/><text:tab/><text:tab/><text:tab/><text:tab/><text:tab/><text:tab/><text:tab/>//fprintf(fp2,"\n%s \t\t %d \t keyword ", buffer, l);</text:p>
      <text:p text:style-name="Standard"><text:tab/><text:tab/><text:tab/><text:tab/><text:tab/><text:tab/><text:tab/><text:tab/>j=0;</text:p>
      <text:p text:style-name="Standard"><text:tab/><text:tab/><text:tab/><text:tab/><text:tab/><text:tab/><text:tab/>}</text:p>
      <text:p text:style-name="Standard"><text:soft-page-break/><text:tab/><text:tab/><text:tab/><text:tab/><text:tab/><text:tab/><text:tab/>else</text:p>
      <text:p text:style-name="Standard"><text:tab/><text:tab/><text:tab/><text:tab/><text:tab/><text:tab/><text:tab/>{</text:p>
      <text:p text:style-name="Standard"><text:tab/><text:tab/><text:tab/><text:tab/><text:tab/><text:tab/><text:tab/><text:tab/>if(strcmp(buffer, "main")==0)</text:p>
      <text:p text:style-name="Standard"><text:tab/><text:tab/><text:tab/><text:tab/><text:tab/><text:tab/><text:tab/><text:tab/>{</text:p>
      <text:p text:style-name="Standard"><text:tab/><text:tab/><text:tab/><text:tab/><text:tab/><text:tab/><text:tab/><text:tab/></text:p>
      <text:p text:style-name="Standard"><text:tab/><text:tab/><text:tab/><text:tab/><text:tab/><text:tab/><text:tab/><text:tab/><text:tab/>/*printf("\n%s \t\t %d\t Identifier", buffer, l);</text:p>
      <text:p text:style-name="Standard"><text:tab/><text:tab/><text:tab/><text:tab/><text:tab/><text:tab/><text:tab/><text:tab/><text:tab/>fprintf(fp2,"\n%s \t\t %d\t identifier", buffer, index);</text:p>
      <text:p text:style-name="Standard"><text:tab/><text:tab/><text:tab/><text:tab/><text:tab/><text:tab/><text:tab/><text:tab/><text:tab/>index++;*/</text:p>
      <text:p text:style-name="Standard"><text:tab/><text:tab/><text:tab/><text:tab/><text:tab/><text:tab/><text:tab/><text:tab/>}</text:p>
      <text:p text:style-name="Standard"><text:tab/><text:tab/><text:tab/><text:tab/><text:tab/><text:tab/><text:tab/><text:tab/>else</text:p>
      <text:p text:style-name="Standard"><text:tab/><text:tab/><text:tab/><text:tab/><text:tab/><text:tab/><text:tab/><text:tab/>{</text:p>
      <text:p text:style-name="Standard"><text:tab/><text:tab/><text:tab/><text:tab/><text:tab/><text:tab/><text:tab/><text:tab/><text:tab/>fseek(fp2, SEEK_SET, 0);</text:p>
      <text:p text:style-name="Standard"><text:tab/><text:tab/><text:tab/><text:tab/><text:tab/><text:tab/><text:tab/><text:tab/><text:tab/>char a[50], b[50], c[50], ch2, ch3;</text:p>
      <text:p text:style-name="Standard"><text:tab/><text:tab/><text:tab/><text:tab/><text:tab/><text:tab/><text:tab/><text:tab/><text:tab/>int flag1 = 0;</text:p>
      <text:p text:style-name="Standard"><text:tab/><text:tab/><text:tab/><text:tab/><text:tab/><text:tab/><text:tab/><text:tab/><text:tab/>while(!feof(fp2)){</text:p>
      <text:p text:style-name="Standard"><text:tab/><text:tab/><text:tab/><text:tab/><text:tab/><text:tab/><text:tab/><text:tab/><text:tab/><text:tab/>fscanf(fp2, "%s\t%s\t%s", a, b, c);</text:p>
      <text:p text:style-name="Standard"><text:tab/><text:tab/><text:tab/><text:tab/><text:tab/><text:tab/><text:tab/><text:tab/><text:tab/><text:tab/>if(strcmp(a, buffer) == 0){</text:p>
      <text:p text:style-name="Standard"><text:tab/><text:tab/><text:tab/><text:tab/><text:tab/><text:tab/><text:tab/><text:tab/><text:tab/><text:tab/>flag1 = 1;</text:p>
      <text:p text:style-name="Standard"><text:tab/><text:tab/><text:tab/><text:tab/><text:tab/><text:tab/><text:tab/><text:tab/><text:tab/><text:tab/>break;</text:p>
      <text:p text:style-name="Standard"><text:tab/><text:tab/><text:tab/><text:tab/><text:tab/><text:tab/><text:tab/><text:tab/><text:tab/><text:tab/>}</text:p>
      <text:p text:style-name="Standard"><text:tab/><text:tab/><text:tab/><text:tab/><text:tab/><text:tab/><text:tab/><text:tab/><text:tab/>}</text:p>
      <text:p text:style-name="Standard"><text:tab/><text:tab/><text:tab/><text:tab/><text:tab/><text:tab/><text:tab/><text:tab/><text:tab/>//printf("\n%s\n", b);</text:p>
      <text:p text:style-name="Standard"><text:tab/><text:tab/><text:tab/><text:tab/><text:tab/><text:tab/><text:tab/><text:tab/><text:tab/>if(flag1==0){</text:p>
      <text:p text:style-name="Standard"><text:tab/><text:tab/><text:tab/><text:tab/><text:tab/><text:tab/><text:tab/><text:tab/><text:tab/><text:tab/>ch2 = fgetc(fp);</text:p>
      <text:p text:style-name="Standard"><text:tab/><text:tab/><text:tab/><text:tab/><text:tab/><text:tab/><text:tab/><text:tab/><text:tab/><text:tab/>if(ch2=='='){</text:p>
      <text:p text:style-name="Standard"><text:tab/><text:tab/><text:tab/><text:tab/><text:tab/><text:tab/><text:tab/><text:tab/><text:tab/><text:tab/>ch3 = fgetc(fp);</text:p>
      <text:p text:style-name="Standard"><text:tab/><text:tab/><text:tab/><text:tab/><text:tab/><text:tab/><text:tab/><text:tab/><text:tab/><text:tab/>fprintf(fp2,"\n%s \t\t %d\t identifier, %c", buffer, index, ch3);</text:p>
      <text:p text:style-name="Standard"><text:tab/><text:tab/><text:tab/><text:tab/><text:tab/><text:tab/><text:tab/><text:tab/><text:tab/><text:tab/>fseek(fp,-2,SEEK_CUR);</text:p>
      <text:p text:style-name="Standard"><text:tab/><text:tab/><text:tab/><text:tab/><text:tab/><text:tab/><text:tab/><text:tab/><text:tab/><text:tab/>}</text:p>
      <text:p text:style-name="Standard"><text:tab/><text:tab/><text:tab/><text:tab/><text:tab/><text:tab/><text:tab/><text:tab/><text:tab/><text:tab/>else{</text:p>
      <text:p text:style-name="Standard"><text:tab/><text:tab/><text:tab/><text:tab/><text:tab/><text:tab/><text:tab/><text:tab/><text:tab/><text:tab/>fprintf(fp2,"\n%s \t\t %d\t identifier", buffer, index);</text:p>
      <text:p text:style-name="Standard"><text:tab/><text:tab/><text:tab/><text:tab/><text:tab/><text:tab/><text:tab/><text:tab/><text:tab/><text:tab/>}</text:p>
      <text:p text:style-name="Standard"><text:tab/><text:tab/><text:tab/><text:tab/><text:tab/><text:tab/><text:tab/><text:tab/><text:tab/><text:tab/>printf("\n%s \t\t %d\t Identifier, %d", buffer, l, index);<text:tab/></text:p>
      <text:p text:style-name="Standard"><text:tab/><text:tab/><text:tab/><text:tab/><text:tab/><text:tab/><text:tab/><text:tab/><text:tab/><text:tab/>index++;</text:p>
      <text:p text:style-name="Standard"><text:tab/><text:tab/><text:tab/><text:tab/><text:tab/><text:tab/><text:tab/><text:tab/><text:tab/>}</text:p>
      <text:p text:style-name="Standard"><text:tab/><text:tab/><text:tab/><text:tab/><text:tab/><text:tab/><text:tab/><text:tab/><text:tab/>else{</text:p>
      <text:p text:style-name="Standard"><text:tab/><text:tab/><text:tab/><text:tab/><text:tab/><text:tab/><text:tab/><text:tab/><text:tab/><text:tab/>printf("\n%s \t\t %d\t Identifier, %s", buffer, l, b);</text:p>
      <text:p text:style-name="Standard"><text:tab/><text:tab/><text:tab/><text:tab/><text:tab/><text:tab/><text:tab/><text:tab/><text:tab/>}</text:p>
      <text:p text:style-name="Standard"><text:tab/><text:tab/><text:tab/><text:tab/><text:tab/><text:tab/><text:tab/><text:tab/>}</text:p>
      <text:p text:style-name="Standard"><text:tab/><text:tab/><text:tab/><text:tab/><text:tab/><text:tab/><text:tab/><text:tab/>j=0;</text:p>
      <text:p text:style-name="Standard"><text:tab/><text:tab/><text:tab/><text:tab/><text:tab/><text:tab/><text:tab/>}</text:p>
      <text:p text:style-name="Standard"><text:tab/><text:tab/><text:tab/><text:tab/><text:tab/><text:tab/>}</text:p>
      <text:p text:style-name="Standard"><text:tab/><text:tab/><text:tab/><text:tab/><text:tab/>}</text:p>
      <text:p text:style-name="Standard"><text:tab/><text:tab/><text:tab/><text:tab/>}</text:p>
      <text:p text:style-name="Standard"><text:soft-page-break/><text:tab/><text:tab/><text:tab/><text:tab/>if(ch=='&lt;')</text:p>
      <text:p text:style-name="Standard"><text:tab/><text:tab/><text:tab/><text:tab/>{</text:p>
      <text:p text:style-name="Standard"><text:tab/><text:tab/><text:tab/><text:tab/><text:tab/>ch1= fgetc(fp);</text:p>
      <text:p text:style-name="Standard"><text:tab/><text:tab/><text:tab/><text:tab/><text:tab/>if(ch1=='=')</text:p>
      <text:p text:style-name="Standard"><text:tab/><text:tab/><text:tab/><text:tab/><text:tab/>{</text:p>
      <text:p text:style-name="Standard"><text:tab/><text:tab/><text:tab/><text:tab/><text:tab/><text:tab/>printf("\n%c%c \t\t %d \t relational operator LE",ch,ch1,l);</text:p>
      <text:p text:style-name="Standard"><text:tab/><text:tab/><text:tab/><text:tab/><text:tab/><text:tab/>//fprintf(fp2,"\n%c%c \t\t %d \t relational operator",ch,ch1,l);</text:p>
      <text:p text:style-name="Standard"><text:tab/><text:tab/><text:tab/><text:tab/><text:tab/>}</text:p>
      <text:p text:style-name="Standard"><text:tab/><text:tab/><text:tab/><text:tab/><text:tab/>else</text:p>
      <text:p text:style-name="Standard"><text:tab/><text:tab/><text:tab/><text:tab/><text:tab/>{</text:p>
      <text:p text:style-name="Standard"><text:tab/><text:tab/><text:tab/><text:tab/><text:tab/><text:tab/>fseek(fp,-1,SEEK_CUR);</text:p>
      <text:p text:style-name="Standard"><text:tab/><text:tab/><text:tab/><text:tab/><text:tab/><text:tab/>printf("\n%c \t\t %d \t Relational operator", ch,l);</text:p>
      <text:p text:style-name="Standard"><text:tab/><text:tab/><text:tab/><text:tab/><text:tab/><text:tab/>//fprintf(fp2,"\n%c \t\t %d \t relational operator", ch,l);</text:p>
      <text:p text:style-name="Standard"><text:tab/><text:tab/><text:tab/><text:tab/><text:tab/>}</text:p>
      <text:p text:style-name="Standard"><text:tab/><text:tab/><text:tab/><text:tab/>}</text:p>
      <text:p text:style-name="Standard"><text:tab/><text:tab/><text:tab/><text:tab/>else if(ch=='&gt;')</text:p>
      <text:p text:style-name="Standard"><text:tab/><text:tab/><text:tab/><text:tab/>{</text:p>
      <text:p text:style-name="Standard"><text:tab/><text:tab/><text:tab/><text:tab/><text:tab/>ch1= fgetc(fp);</text:p>
      <text:p text:style-name="Standard"><text:tab/><text:tab/><text:tab/><text:tab/><text:tab/>if(ch1=='=')</text:p>
      <text:p text:style-name="Standard"><text:tab/><text:tab/><text:tab/><text:tab/><text:tab/>{</text:p>
      <text:p text:style-name="Standard"><text:tab/><text:tab/><text:tab/><text:tab/><text:tab/><text:tab/>printf("\n%c%c \t\t %d \t relational operator GE",ch,ch1,l);</text:p>
      <text:p text:style-name="Standard"><text:tab/><text:tab/><text:tab/><text:tab/><text:tab/><text:tab/>//fprintf(fp2,"\n%c%c \t\t %d \t relational operator",ch,ch1,l);</text:p>
      <text:p text:style-name="Standard"><text:tab/><text:tab/><text:tab/><text:tab/><text:tab/>}</text:p>
      <text:p text:style-name="Standard"><text:tab/><text:tab/><text:tab/><text:tab/><text:tab/>else</text:p>
      <text:p text:style-name="Standard"><text:tab/><text:tab/><text:tab/><text:tab/><text:tab/>{</text:p>
      <text:p text:style-name="Standard"><text:tab/><text:tab/><text:tab/><text:tab/><text:tab/><text:tab/>fseek(fp,-1,SEEK_CUR);</text:p>
      <text:p text:style-name="Standard"><text:tab/><text:tab/><text:tab/><text:tab/><text:tab/><text:tab/>printf("\n%c \t\t %d \t relational operator", ch,l);</text:p>
      <text:p text:style-name="Standard"><text:tab/><text:tab/><text:tab/><text:tab/><text:tab/><text:tab/>//fprintf(fp2,"\n%c \t\t %d \t relational operator", ch,l);</text:p>
      <text:p text:style-name="Standard"><text:tab/><text:tab/><text:tab/><text:tab/><text:tab/>}</text:p>
      <text:p text:style-name="Standard"><text:tab/><text:tab/><text:tab/><text:tab/>}</text:p>
      <text:p text:style-name="Standard"><text:tab/><text:tab/><text:tab/><text:tab/>else if(ch=='=')</text:p>
      <text:p text:style-name="Standard"><text:tab/><text:tab/><text:tab/><text:tab/>{</text:p>
      <text:p text:style-name="Standard"><text:tab/><text:tab/><text:tab/><text:tab/><text:tab/>ch1=fgetc(fp);</text:p>
      <text:p text:style-name="Standard"><text:tab/><text:tab/><text:tab/><text:tab/><text:tab/>if(ch1=='=') </text:p>
      <text:p text:style-name="Standard"><text:tab/><text:tab/><text:tab/><text:tab/><text:tab/>{</text:p>
      <text:p text:style-name="Standard"><text:tab/><text:tab/><text:tab/><text:tab/><text:tab/><text:tab/>printf("\n%c%c \t\t %d \t relational operator EQ", ch, ch1, l);</text:p>
      <text:p text:style-name="Standard"><text:tab/><text:tab/><text:tab/><text:tab/><text:tab/><text:tab/>//fprintf(fp2,"\n%c%c \t\t %d \t relational operator", ch, ch1, l);</text:p>
      <text:p text:style-name="Standard"><text:tab/><text:tab/><text:tab/><text:tab/><text:tab/>}</text:p>
      <text:p text:style-name="Standard"><text:tab/><text:tab/><text:tab/><text:tab/><text:tab/>else</text:p>
      <text:p text:style-name="Standard"><text:tab/><text:tab/><text:tab/><text:tab/><text:tab/>{</text:p>
      <text:p text:style-name="Standard"><text:tab/><text:tab/><text:tab/><text:tab/><text:tab/><text:tab/>fseek(fp, -1, SEEK_CUR);</text:p>
      <text:p text:style-name="Standard"><text:tab/><text:tab/><text:tab/><text:tab/><text:tab/><text:tab/>printf("\n%c \t\t %d \t Assignment operator, EQ",ch,l);</text:p>
      <text:p text:style-name="Standard"><text:tab/><text:tab/><text:tab/><text:tab/><text:tab/><text:tab/>//fprintf(fp2,"\n%c \t\t %d \t assignment operator",ch,l);</text:p>
      <text:p text:style-name="Standard"><text:tab/><text:tab/><text:tab/><text:tab/><text:tab/>}</text:p>
      <text:p text:style-name="Standard"><text:tab/><text:tab/><text:tab/><text:tab/>}</text:p>
      <text:p text:style-name="Standard"><text:tab/><text:tab/><text:tab/><text:tab/>if(ch=='\n'){</text:p>
      <text:p text:style-name="Standard"><text:soft-page-break/><text:tab/><text:tab/><text:tab/><text:tab/><text:tab/>l++;</text:p>
      <text:p text:style-name="Standard"><text:tab/><text:tab/><text:tab/><text:tab/>}</text:p>
      <text:p text:style-name="Standard"><text:tab/><text:tab/><text:tab/>}</text:p>
      <text:p text:style-name="Standard"><text:tab/><text:tab/>}</text:p>
      <text:p text:style-name="Standard"><text:tab/>}</text:p>
      <text:p text:style-name="Standard"><text:tab/>printf("\n"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Output</text:p>
      <text:p text:style-name="P1">-----------</text:p>
      <text:p text:style-name="P1"/>
      <text:p text:style-name="P1">Lexeme<text:tab/> Line<text:tab/> Token</text:p>
      <text:p text:style-name="P1">void <text:tab/><text:tab/> 1 <text:tab/> keyword </text:p>
      <text:p text:style-name="P1">int <text:tab/><text:tab/> 2 <text:tab/> keyword </text:p>
      <text:p text:style-name="P1">a <text:tab/><text:tab/> 2<text:tab/> Identifier, 1</text:p>
      <text:p text:style-name="P1">b <text:tab/><text:tab/> 2<text:tab/> Identifier, 2</text:p>
      <text:p text:style-name="P1">c <text:tab/><text:tab/> 2<text:tab/> Identifier, 3</text:p>
      <text:p text:style-name="P1">= <text:tab/><text:tab/> 2 <text:tab/> Assignment operator, EQ</text:p>
      <text:p text:style-name="P1">char <text:tab/><text:tab/> 3 <text:tab/> keyword </text:p>
      <text:p text:style-name="P1">ch <text:tab/><text:tab/> 3<text:tab/> Identifier, 4</text:p>
      <text:p text:style-name="P1">a <text:tab/><text:tab/> 4<text:tab/> Identifier, 1</text:p>
      <text:p text:style-name="P1">= <text:tab/><text:tab/> 4 <text:tab/> Assignment operator, EQ</text:p>
      <text:p text:style-name="P1">b <text:tab/><text:tab/> 4<text:tab/> Identifier, 2</text:p>
      <text:p text:style-name="P1">+ <text:tab/><text:tab/> 4<text:tab/> Arithmetic operator, AD</text:p>
      <text:p text:style-name="P1">c <text:tab/><text:tab/> 4<text:tab/> Identifier, 3</text:p>
      <text:p text:style-name="P1">if <text:tab/><text:tab/> 5 <text:tab/> keyword </text:p>
      <text:p text:style-name="P1">a <text:tab/><text:tab/> 5<text:tab/> Identifier, 1</text:p>
      <text:p text:style-name="P1">&lt;= <text:tab/><text:tab/> 5 <text:tab/> relational operator LE</text:p>
      <text:p text:style-name="P1">b <text:tab/><text:tab/> 5<text:tab/> Identifier, 2</text:p>
      <text:p text:style-name="P1">a <text:tab/><text:tab/> 6<text:tab/> Identifier, 1</text:p>
      <text:p text:style-name="P1">= <text:tab/><text:tab/> 6 <text:tab/> Assignment operator, EQ</text:p>
      <text:p text:style-name="P1">b <text:tab/><text:tab/> 6<text:tab/> Identifier, 2</text:p>
      <text:p text:style-name="P1">printf <text:tab/><text:tab/> 7 <text:tab/> Identifier </text:p>
      <text:p text:style-name="P1"/>
      <text:p text:style-name="P1"/>
      <text:p text:style-name="P1">symbol_table.txt</text:p>
      <text:p text:style-name="P1">---------------------</text:p>
      <text:p text:style-name="P1">Lexeme<text:tab/> Line<text:tab/> Token</text:p>
      <text:p text:style-name="P1">a <text:tab/><text:tab/> 1<text:tab/> identifier</text:p>
      <text:p text:style-name="P1">b <text:tab/><text:tab/> 2<text:tab/> identifier</text:p>
      <text:p text:style-name="P1">c <text:tab/><text:tab/> 3<text:tab/> identifier, 0</text:p>
      <text:p text:style-name="P1">ch <text:tab/><text:tab/> 4<text:tab/> identifier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4:40:51.380272684</meta:creation-date>
    <dc:date>2022-10-10T14:45:12.056787849</dc:date>
    <meta:editing-duration>PT4M23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6" meta:paragraph-count="224" meta:word-count="569" meta:character-count="5124" meta:non-whitespace-character-count="3579"/>
  </office:meta>
</office:document-meta>
</file>